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155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Liberation Seri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frequency</text:p>
          </table:table-cell>
          <table:table-cell table:style-name="ce2" office:value-type="string" calcext:value-type="string">
            <text:p>periode</text:p>
          </table:table-cell>
          <table:table-cell table:style-name="ce2" office:value-type="string" calcext:value-type="string">
            <text:p>duty cycle</text:p>
          </table:table-cell>
          <table:table-cell table:style-name="ce2" office:value-type="string" calcext:value-type="string">
            <text:p>code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261.63" calcext:value-type="float">
            <text:p>261.63</text:p>
          </table:table-cell>
          <table:table-cell table:style-name="ce4" table:formula="of:=(1/[.C3])*1000000000" office:value-type="float" office:value="3822191.64468906" calcext:value-type="float">
            <text:p>3822191.64</text:p>
          </table:table-cell>
          <table:table-cell table:style-name="ce5" table:formula="of:=[.D3]/2" office:value-type="float" office:value="1911095.82234453" calcext:value-type="float">
            <text:p>1911095.82</text:p>
          </table:table-cell>
          <table:table-cell table:formula="of:=CONCATENATE([.B3]; &quot;_period=&quot;; TEXT([.D3]; &quot;0&quot;); &quot;;&quot;; [.B3]; &quot;_duty_cyle=&quot;; TEXT([.E3]; &quot;0&quot;))" office:value-type="string" office:string-value="c_period=3822192;c_duty_cyle=1911096" calcext:value-type="string">
            <text:p>c_period=3822192;c_duty_cyle=1911096</text:p>
          </table:table-cell>
        </table:table-row>
        <table:table-row table:style-name="ro1">
          <table:table-cell/>
          <table:table-cell office:value-type="string" calcext:value-type="string">
            <text:p>cs</text:p>
          </table:table-cell>
          <table:table-cell office:value-type="float" office:value="277.18" calcext:value-type="float">
            <text:p>277.18</text:p>
          </table:table-cell>
          <table:table-cell table:style-name="ce4" table:formula="of:=(1/[.C4])*1000000000" office:value-type="float" office:value="3607763.90792986" calcext:value-type="float">
            <text:p>3607763.91</text:p>
          </table:table-cell>
          <table:table-cell table:style-name="ce5" table:formula="of:=[.D4]/2" office:value-type="float" office:value="1803881.95396493" calcext:value-type="float">
            <text:p>1803881.95</text:p>
          </table:table-cell>
          <table:table-cell table:formula="of:=CONCATENATE([.B4]; &quot;_period=&quot;; TEXT([.D4]; &quot;0&quot;); &quot;;&quot;; [.B4]; &quot;_duty_cyle=&quot;; TEXT([.E4]; &quot;0&quot;))" office:value-type="string" office:string-value="cs_period=3607764;cs_duty_cyle=1803882" calcext:value-type="string">
            <text:p>cs_period=3607764;cs_duty_cyle=1803882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293.66" calcext:value-type="float">
            <text:p>293.66</text:p>
          </table:table-cell>
          <table:table-cell table:style-name="ce4" table:formula="of:=(1/[.C5])*1000000000" office:value-type="float" office:value="3405298.64469114" calcext:value-type="float">
            <text:p>3405298.64</text:p>
          </table:table-cell>
          <table:table-cell table:style-name="ce5" table:formula="of:=[.D5]/2" office:value-type="float" office:value="1702649.32234557" calcext:value-type="float">
            <text:p>1702649.32</text:p>
          </table:table-cell>
          <table:table-cell table:formula="of:=CONCATENATE([.B5]; &quot;_period=&quot;; TEXT([.D5]; &quot;0&quot;); &quot;;&quot;; [.B5]; &quot;_duty_cyle=&quot;; TEXT([.E5]; &quot;0&quot;))" office:value-type="string" office:string-value="d_period=3405299;d_duty_cyle=1702649" calcext:value-type="string">
            <text:p>d_period=3405299;d_duty_cyle=1702649</text:p>
          </table:table-cell>
        </table:table-row>
        <table:table-row table:style-name="ro1">
          <table:table-cell/>
          <table:table-cell office:value-type="string" calcext:value-type="string">
            <text:p>ds</text:p>
          </table:table-cell>
          <table:table-cell office:value-type="float" office:value="311.13" calcext:value-type="float">
            <text:p>311.13</text:p>
          </table:table-cell>
          <table:table-cell table:style-name="ce4" table:formula="of:=(1/[.C6])*1000000000" office:value-type="float" office:value="3214090.57307235" calcext:value-type="float">
            <text:p>3214090.57</text:p>
          </table:table-cell>
          <table:table-cell table:style-name="ce5" table:formula="of:=[.D6]/2" office:value-type="float" office:value="1607045.28653617" calcext:value-type="float">
            <text:p>1607045.29</text:p>
          </table:table-cell>
          <table:table-cell table:formula="of:=CONCATENATE([.B6]; &quot;_period=&quot;; TEXT([.D6]; &quot;0&quot;); &quot;;&quot;; [.B6]; &quot;_duty_cyle=&quot;; TEXT([.E6]; &quot;0&quot;))" office:value-type="string" office:string-value="ds_period=3214091;ds_duty_cyle=1607045" calcext:value-type="string">
            <text:p>ds_period=3214091;ds_duty_cyle=1607045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329.63" calcext:value-type="float">
            <text:p>329.63</text:p>
          </table:table-cell>
          <table:table-cell table:style-name="ce4" table:formula="of:=(1/[.C7])*1000000000" office:value-type="float" office:value="3033704.45651185" calcext:value-type="float">
            <text:p>3033704.46</text:p>
          </table:table-cell>
          <table:table-cell table:style-name="ce5" table:formula="of:=[.D7]/2" office:value-type="float" office:value="1516852.22825592" calcext:value-type="float">
            <text:p>1516852.23</text:p>
          </table:table-cell>
          <table:table-cell table:formula="of:=CONCATENATE([.B7]; &quot;_period=&quot;; TEXT([.D7]; &quot;0&quot;); &quot;;&quot;; [.B7]; &quot;_duty_cyle=&quot;; TEXT([.E7]; &quot;0&quot;))" office:value-type="string" office:string-value="e_period=3033704;e_duty_cyle=1516852" calcext:value-type="string">
            <text:p>e_period=3033704;e_duty_cyle=1516852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349.23" calcext:value-type="float">
            <text:p>349.23</text:p>
          </table:table-cell>
          <table:table-cell table:style-name="ce4" table:formula="of:=(1/[.C8])*1000000000" office:value-type="float" office:value="2863442.43048993" calcext:value-type="float">
            <text:p>2863442.43</text:p>
          </table:table-cell>
          <table:table-cell table:style-name="ce5" table:formula="of:=[.D8]/2" office:value-type="float" office:value="1431721.21524497" calcext:value-type="float">
            <text:p>1431721.22</text:p>
          </table:table-cell>
          <table:table-cell table:formula="of:=CONCATENATE([.B8]; &quot;_period=&quot;; TEXT([.D8]; &quot;0&quot;); &quot;;&quot;; [.B8]; &quot;_duty_cyle=&quot;; TEXT([.E8]; &quot;0&quot;))" office:value-type="string" office:string-value="f_period=2863442;f_duty_cyle=1431721" calcext:value-type="string">
            <text:p>f_period=2863442;f_duty_cyle=1431721</text:p>
          </table:table-cell>
        </table:table-row>
        <table:table-row table:style-name="ro1">
          <table:table-cell/>
          <table:table-cell office:value-type="string" calcext:value-type="string">
            <text:p>fs</text:p>
          </table:table-cell>
          <table:table-cell office:value-type="float" office:value="369.99" calcext:value-type="float">
            <text:p>369.99</text:p>
          </table:table-cell>
          <table:table-cell table:style-name="ce4" table:formula="of:=(1/[.C9])*1000000000" office:value-type="float" office:value="2702775.75069596" calcext:value-type="float">
            <text:p>2702775.75</text:p>
          </table:table-cell>
          <table:table-cell table:style-name="ce5" table:formula="of:=[.D9]/2" office:value-type="float" office:value="1351387.87534798" calcext:value-type="float">
            <text:p>1351387.88</text:p>
          </table:table-cell>
          <table:table-cell table:formula="of:=CONCATENATE([.B9]; &quot;_period=&quot;; TEXT([.D9]; &quot;0&quot;); &quot;;&quot;; [.B9]; &quot;_duty_cyle=&quot;; TEXT([.E9]; &quot;0&quot;))" office:value-type="string" office:string-value="fs_period=2702776;fs_duty_cyle=1351388" calcext:value-type="string">
            <text:p>fs_period=2702776;fs_duty_cyle=1351388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392" calcext:value-type="float">
            <text:p>392</text:p>
          </table:table-cell>
          <table:table-cell table:style-name="ce4" table:formula="of:=(1/[.C10])*1000000000" office:value-type="float" office:value="2551020.40816327" calcext:value-type="float">
            <text:p>2551020.41</text:p>
          </table:table-cell>
          <table:table-cell table:style-name="ce5" table:formula="of:=[.D10]/2" office:value-type="float" office:value="1275510.20408163" calcext:value-type="float">
            <text:p>1275510.20</text:p>
          </table:table-cell>
          <table:table-cell table:formula="of:=CONCATENATE([.B10]; &quot;_period=&quot;; TEXT([.D10]; &quot;0&quot;); &quot;;&quot;; [.B10]; &quot;_duty_cyle=&quot;; TEXT([.E10]; &quot;0&quot;))" office:value-type="string" office:string-value="g_period=2551020;g_duty_cyle=1275510" calcext:value-type="string">
            <text:p>g_period=2551020;g_duty_cyle=1275510</text:p>
          </table:table-cell>
        </table:table-row>
        <table:table-row table:style-name="ro1">
          <table:table-cell/>
          <table:table-cell office:value-type="string" calcext:value-type="string">
            <text:p>gs</text:p>
          </table:table-cell>
          <table:table-cell office:value-type="float" office:value="415.3" calcext:value-type="float">
            <text:p>415.3</text:p>
          </table:table-cell>
          <table:table-cell table:style-name="ce4" table:formula="of:=(1/[.C11])*1000000000" office:value-type="float" office:value="2407897.90512882" calcext:value-type="float">
            <text:p>2407897.91</text:p>
          </table:table-cell>
          <table:table-cell table:style-name="ce5" table:formula="of:=[.D11]/2" office:value-type="float" office:value="1203948.95256441" calcext:value-type="float">
            <text:p>1203948.95</text:p>
          </table:table-cell>
          <table:table-cell table:formula="of:=CONCATENATE([.B11]; &quot;_period=&quot;; TEXT([.D11]; &quot;0&quot;); &quot;;&quot;; [.B11]; &quot;_duty_cyle=&quot;; TEXT([.E11]; &quot;0&quot;))" office:value-type="string" office:string-value="gs_period=2407898;gs_duty_cyle=1203949" calcext:value-type="string">
            <text:p>gs_period=2407898;gs_duty_cyle=1203949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440" calcext:value-type="float">
            <text:p>440</text:p>
          </table:table-cell>
          <table:table-cell table:style-name="ce4" table:formula="of:=(1/[.C12])*1000000000" office:value-type="float" office:value="2272727.27272727" calcext:value-type="float">
            <text:p>2272727.27</text:p>
          </table:table-cell>
          <table:table-cell table:style-name="ce5" table:formula="of:=[.D12]/2" office:value-type="float" office:value="1136363.63636364" calcext:value-type="float">
            <text:p>1136363.64</text:p>
          </table:table-cell>
          <table:table-cell table:formula="of:=CONCATENATE([.B12]; &quot;_period=&quot;; TEXT([.D12]; &quot;0&quot;); &quot;;&quot;; [.B12]; &quot;_duty_cyle=&quot;; TEXT([.E12]; &quot;0&quot;))" office:value-type="string" office:string-value="a_period=2272727;a_duty_cyle=1136364" calcext:value-type="string">
            <text:p>a_period=2272727;a_duty_cyle=1136364</text:p>
          </table:table-cell>
        </table:table-row>
        <table:table-row table:style-name="ro1">
          <table:table-cell table:style-name="ce1"/>
          <table:table-cell office:value-type="string" calcext:value-type="string">
            <text:p>as</text:p>
          </table:table-cell>
          <table:table-cell office:value-type="float" office:value="466.16" calcext:value-type="float">
            <text:p>466.16</text:p>
          </table:table-cell>
          <table:table-cell table:style-name="ce4" table:formula="of:=(1/[.C13])*1000000000" office:value-type="float" office:value="2145186.20216235" calcext:value-type="float">
            <text:p>2145186.20</text:p>
          </table:table-cell>
          <table:table-cell table:style-name="ce5" table:formula="of:=[.D13]/2" office:value-type="float" office:value="1072593.10108117" calcext:value-type="float">
            <text:p>1072593.10</text:p>
          </table:table-cell>
          <table:table-cell table:formula="of:=CONCATENATE([.B13]; &quot;_period=&quot;; TEXT([.D13]; &quot;0&quot;); &quot;;&quot;; [.B13]; &quot;_duty_cyle=&quot;; TEXT([.E13]; &quot;0&quot;))" office:value-type="string" office:string-value="as_period=2145186;as_duty_cyle=1072593" calcext:value-type="string">
            <text:p>as_period=2145186;as_duty_cyle=1072593</text:p>
          </table:table-cell>
        </table:table-row>
        <table:table-row table:style-name="ro1">
          <table:table-cell table:style-name="ce1"/>
          <table:table-cell office:value-type="string" calcext:value-type="string">
            <text:p>b</text:p>
          </table:table-cell>
          <table:table-cell office:value-type="float" office:value="493.88" calcext:value-type="float">
            <text:p>493.88</text:p>
          </table:table-cell>
          <table:table-cell table:style-name="ce4" table:formula="of:=(1/[.C14])*1000000000" office:value-type="float" office:value="2024783.34818174" calcext:value-type="float">
            <text:p>2024783.35</text:p>
          </table:table-cell>
          <table:table-cell table:style-name="ce5" table:formula="of:=[.D14]/2" office:value-type="float" office:value="1012391.67409087" calcext:value-type="float">
            <text:p>1012391.67</text:p>
          </table:table-cell>
          <table:table-cell table:formula="of:=CONCATENATE([.B14]; &quot;_period=&quot;; TEXT([.D14]; &quot;0&quot;); &quot;;&quot;; [.B14]; &quot;_duty_cyle=&quot;; TEXT([.E14]; &quot;0&quot;))" office:value-type="string" office:string-value="b_period=2024783;b_duty_cyle=1012392" calcext:value-type="string">
            <text:p>b_period=2024783;b_duty_cyle=1012392</text:p>
          </table:table-cell>
        </table:table-row>
        <table:table-row table:style-name="ro1">
          <table:table-cell/>
          <table:table-cell table:style-name="ce1" office:value-type="string" calcext:value-type="string">
            <text:p>c2</text:p>
          </table:table-cell>
          <table:table-cell table:style-name="ce1" office:value-type="float" office:value="523.25" calcext:value-type="float">
            <text:p>523.25</text:p>
          </table:table-cell>
          <table:table-cell table:style-name="ce4" table:formula="of:=(1/[.C15])*1000000000" office:value-type="float" office:value="1911132.34591495" calcext:value-type="float">
            <text:p>1911132.35</text:p>
          </table:table-cell>
          <table:table-cell table:style-name="ce5" table:formula="of:=[.D15]/2" office:value-type="float" office:value="955566.172957477" calcext:value-type="float">
            <text:p>955566.17</text:p>
          </table:table-cell>
          <table:table-cell table:formula="of:=CONCATENATE([.B15]; &quot;_period=&quot;; TEXT([.D15]; &quot;0&quot;); &quot;;&quot;; [.B15]; &quot;_duty_cyle=&quot;; TEXT([.E15]; &quot;0&quot;))" office:value-type="string" office:string-value="c2_period=1911132;c2_duty_cyle=955566" calcext:value-type="string">
            <text:p>c2_period=1911132;c2_duty_cyle=955566</text:p>
          </table:table-cell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frequency</text:p>
          </table:table-cell>
          <table:table-cell table:number-columns-repeated="2"/>
          <table:table-cell table:style-name="ce2" office:value-type="string" calcext:value-type="string">
            <text:p>code</text:p>
          </table:table-cell>
        </table:table-row>
        <table:table-row table:style-name="ro1">
          <table:table-cell/>
          <table:table-cell office:value-type="string" calcext:value-type="string">
            <text:p>C4</text:p>
          </table:table-cell>
          <table:table-cell office:value-type="float" office:value="261.63" calcext:value-type="float">
            <text:p>261.63</text:p>
          </table:table-cell>
          <table:table-cell table:number-columns-repeated="2"/>
          <table:table-cell table:formula="of:=CONCATENATE(&quot;const int c&quot;; [.B20]; &quot;=&quot;; [.C20]; &quot;;&quot;)" office:value-type="string" office:string-value="const int cC4=261.63;" calcext:value-type="string">
            <text:p>const int cC4=261.63;</text:p>
          </table:table-cell>
        </table:table-row>
        <table:table-row table:style-name="ro1">
          <table:table-cell/>
          <table:table-cell office:value-type="string" calcext:value-type="string">
            <text:p>CS4</text:p>
          </table:table-cell>
          <table:table-cell office:value-type="float" office:value="277.18" calcext:value-type="float">
            <text:p>277.18</text:p>
          </table:table-cell>
          <table:table-cell table:number-columns-repeated="2"/>
          <table:table-cell table:formula="of:=CONCATENATE(&quot;const int c&quot;; [.B21]; &quot;=&quot;; [.C21]; &quot;;&quot;)" office:value-type="string" office:string-value="const int cCS4=277.18;" calcext:value-type="string">
            <text:p>const int cCS4=277.18;</text:p>
          </table:table-cell>
        </table:table-row>
        <table:table-row table:style-name="ro1">
          <table:table-cell/>
          <table:table-cell office:value-type="string" calcext:value-type="string">
            <text:p>D4</text:p>
          </table:table-cell>
          <table:table-cell office:value-type="float" office:value="293.66" calcext:value-type="float">
            <text:p>293.66</text:p>
          </table:table-cell>
          <table:table-cell table:number-columns-repeated="2"/>
          <table:table-cell table:formula="of:=CONCATENATE(&quot;const int c&quot;; [.B22]; &quot;=&quot;; [.C22]; &quot;;&quot;)" office:value-type="string" office:string-value="const int cD4=293.66;" calcext:value-type="string">
            <text:p>const int cD4=293.66;</text:p>
          </table:table-cell>
        </table:table-row>
        <table:table-row table:style-name="ro1">
          <table:table-cell/>
          <table:table-cell office:value-type="string" calcext:value-type="string">
            <text:p>DS4</text:p>
          </table:table-cell>
          <table:table-cell office:value-type="float" office:value="311.13" calcext:value-type="float">
            <text:p>311.13</text:p>
          </table:table-cell>
          <table:table-cell table:number-columns-repeated="2"/>
          <table:table-cell table:formula="of:=CONCATENATE(&quot;const int c&quot;; [.B23]; &quot;=&quot;; [.C23]; &quot;;&quot;)" office:value-type="string" office:string-value="const int cDS4=311.13;" calcext:value-type="string">
            <text:p>const int cDS4=311.13;</text:p>
          </table:table-cell>
        </table:table-row>
        <table:table-row table:style-name="ro1">
          <table:table-cell/>
          <table:table-cell office:value-type="string" calcext:value-type="string">
            <text:p>E4</text:p>
          </table:table-cell>
          <table:table-cell office:value-type="float" office:value="329.63" calcext:value-type="float">
            <text:p>329.63</text:p>
          </table:table-cell>
          <table:table-cell table:number-columns-repeated="2"/>
          <table:table-cell table:formula="of:=CONCATENATE(&quot;const int c&quot;; [.B24]; &quot;=&quot;; [.C24]; &quot;;&quot;)" office:value-type="string" office:string-value="const int cE4=329.63;" calcext:value-type="string">
            <text:p>const int cE4=329.63;</text:p>
          </table:table-cell>
        </table:table-row>
        <table:table-row table:style-name="ro1">
          <table:table-cell/>
          <table:table-cell office:value-type="string" calcext:value-type="string">
            <text:p>F4</text:p>
          </table:table-cell>
          <table:table-cell office:value-type="float" office:value="349.23" calcext:value-type="float">
            <text:p>349.23</text:p>
          </table:table-cell>
          <table:table-cell table:number-columns-repeated="2"/>
          <table:table-cell table:formula="of:=CONCATENATE(&quot;const int c&quot;; [.B25]; &quot;=&quot;; [.C25]; &quot;;&quot;)" office:value-type="string" office:string-value="const int cF4=349.23;" calcext:value-type="string">
            <text:p>const int cF4=349.23;</text:p>
          </table:table-cell>
        </table:table-row>
        <table:table-row table:style-name="ro1">
          <table:table-cell/>
          <table:table-cell office:value-type="string" calcext:value-type="string">
            <text:p>FS4</text:p>
          </table:table-cell>
          <table:table-cell office:value-type="float" office:value="369.99" calcext:value-type="float">
            <text:p>369.99</text:p>
          </table:table-cell>
          <table:table-cell table:number-columns-repeated="2"/>
          <table:table-cell table:formula="of:=CONCATENATE(&quot;const int c&quot;; [.B26]; &quot;=&quot;; [.C26]; &quot;;&quot;)" office:value-type="string" office:string-value="const int cFS4=369.99;" calcext:value-type="string">
            <text:p>const int cFS4=369.99;</text:p>
          </table:table-cell>
        </table:table-row>
        <table:table-row table:style-name="ro1">
          <table:table-cell/>
          <table:table-cell office:value-type="string" calcext:value-type="string">
            <text:p>G4</text:p>
          </table:table-cell>
          <table:table-cell office:value-type="float" office:value="392" calcext:value-type="float">
            <text:p>392</text:p>
          </table:table-cell>
          <table:table-cell table:number-columns-repeated="2"/>
          <table:table-cell table:formula="of:=CONCATENATE(&quot;const int c&quot;; [.B27]; &quot;=&quot;; [.C27]; &quot;;&quot;)" office:value-type="string" office:string-value="const int cG4=392;" calcext:value-type="string">
            <text:p>const int cG4=392;</text:p>
          </table:table-cell>
        </table:table-row>
        <table:table-row table:style-name="ro1">
          <table:table-cell/>
          <table:table-cell office:value-type="string" calcext:value-type="string">
            <text:p>GS4</text:p>
          </table:table-cell>
          <table:table-cell office:value-type="float" office:value="415.3" calcext:value-type="float">
            <text:p>415.3</text:p>
          </table:table-cell>
          <table:table-cell table:number-columns-repeated="2"/>
          <table:table-cell table:formula="of:=CONCATENATE(&quot;const int c&quot;; [.B28]; &quot;=&quot;; [.C28]; &quot;;&quot;)" office:value-type="string" office:string-value="const int cGS4=415.3;" calcext:value-type="string">
            <text:p>const int cGS4=415.3;</text:p>
          </table:table-cell>
        </table:table-row>
        <table:table-row table:style-name="ro1">
          <table:table-cell/>
          <table:table-cell office:value-type="string" calcext:value-type="string">
            <text:p>A4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table:formula="of:=CONCATENATE(&quot;const int c&quot;; [.B29]; &quot;=&quot;; [.C29]; &quot;;&quot;)" office:value-type="string" office:string-value="const int cA4=440;" calcext:value-type="string">
            <text:p>const int cA4=440;</text:p>
          </table:table-cell>
        </table:table-row>
        <table:table-row table:style-name="ro1">
          <table:table-cell/>
          <table:table-cell office:value-type="string" calcext:value-type="string">
            <text:p>AS4</text:p>
          </table:table-cell>
          <table:table-cell office:value-type="float" office:value="466.16" calcext:value-type="float">
            <text:p>466.16</text:p>
          </table:table-cell>
          <table:table-cell table:number-columns-repeated="2"/>
          <table:table-cell table:formula="of:=CONCATENATE(&quot;const int c&quot;; [.B30]; &quot;=&quot;; [.C30]; &quot;;&quot;)" office:value-type="string" office:string-value="const int cAS4=466.16;" calcext:value-type="string">
            <text:p>const int cAS4=466.16;</text:p>
          </table:table-cell>
        </table:table-row>
        <table:table-row table:style-name="ro1">
          <table:table-cell/>
          <table:table-cell office:value-type="string" calcext:value-type="string">
            <text:p>B4</text:p>
          </table:table-cell>
          <table:table-cell office:value-type="float" office:value="493.88" calcext:value-type="float">
            <text:p>493.88</text:p>
          </table:table-cell>
          <table:table-cell table:number-columns-repeated="2"/>
          <table:table-cell table:formula="of:=CONCATENATE(&quot;const int c&quot;; [.B31]; &quot;=&quot;; [.C31]; &quot;;&quot;)" office:value-type="string" office:string-value="const int cB4=493.88;" calcext:value-type="string">
            <text:p>const int cB4=493.88;</text:p>
          </table:table-cell>
        </table:table-row>
        <table:table-row table:style-name="ro1">
          <table:table-cell/>
          <table:table-cell table:style-name="ce1" office:value-type="string" calcext:value-type="string">
            <text:p>C5</text:p>
          </table:table-cell>
          <table:table-cell table:style-name="ce1" office:value-type="float" office:value="523.25" calcext:value-type="float">
            <text:p>523.25</text:p>
          </table:table-cell>
          <table:table-cell table:number-columns-repeated="2"/>
          <table:table-cell table:formula="of:=CONCATENATE(&quot;const int c&quot;; [.B32]; &quot;=&quot;; [.C32]; &quot;;&quot;)" office:value-type="string" office:string-value="const int cC5=523.25;" calcext:value-type="string">
            <text:p>const int cC5=523.25;</text:p>
          </table:table-cell>
        </table:table-row>
        <table:table-row table:style-name="ro1">
          <table:table-cell/>
          <table:table-cell table:style-name="ce1" office:value-type="string" calcext:value-type="string">
            <text:p>CS5</text:p>
          </table:table-cell>
          <table:table-cell table:style-name="ce1" office:value-type="float" office:value="554.37" calcext:value-type="float">
            <text:p>554.37</text:p>
          </table:table-cell>
          <table:table-cell table:style-name="ce1"/>
          <table:table-cell/>
          <table:table-cell table:formula="of:=CONCATENATE(&quot;const int c&quot;; [.B33]; &quot;=&quot;; [.C33]; &quot;;&quot;)" office:value-type="string" office:string-value="const int cCS5=554.37;" calcext:value-type="string">
            <text:p>const int cCS5=554.37;</text:p>
          </table:table-cell>
        </table:table-row>
        <table:table-row table:style-name="ro1">
          <table:table-cell/>
          <table:table-cell table:style-name="ce1" office:value-type="string" calcext:value-type="string">
            <text:p>D5</text:p>
          </table:table-cell>
          <table:table-cell table:style-name="ce1" office:value-type="float" office:value="587.33" calcext:value-type="float">
            <text:p>587.33</text:p>
          </table:table-cell>
          <table:table-cell table:style-name="ce1"/>
          <table:table-cell/>
          <table:table-cell table:formula="of:=CONCATENATE(&quot;const int c&quot;; [.B34]; &quot;=&quot;; [.C34]; &quot;;&quot;)" office:value-type="string" office:string-value="const int cD5=587.33;" calcext:value-type="string">
            <text:p>const int cD5=587.33;</text:p>
          </table:table-cell>
        </table:table-row>
        <table:table-row table:style-name="ro1">
          <table:table-cell/>
          <table:table-cell table:style-name="ce1" office:value-type="string" calcext:value-type="string">
            <text:p>DS5</text:p>
          </table:table-cell>
          <table:table-cell table:style-name="ce1" office:value-type="float" office:value="622.25" calcext:value-type="float">
            <text:p>622.25</text:p>
          </table:table-cell>
          <table:table-cell table:style-name="ce1"/>
          <table:table-cell/>
          <table:table-cell table:formula="of:=CONCATENATE(&quot;const int c&quot;; [.B35]; &quot;=&quot;; [.C35]; &quot;;&quot;)" office:value-type="string" office:string-value="const int cDS5=622.25;" calcext:value-type="string">
            <text:p>const int cDS5=622.25;</text:p>
          </table:table-cell>
        </table:table-row>
        <table:table-row table:style-name="ro1">
          <table:table-cell/>
          <table:table-cell table:style-name="ce1" office:value-type="string" calcext:value-type="string">
            <text:p>E5</text:p>
          </table:table-cell>
          <table:table-cell table:style-name="ce1" office:value-type="float" office:value="659.25" calcext:value-type="float">
            <text:p>659.25</text:p>
          </table:table-cell>
          <table:table-cell table:style-name="ce1"/>
          <table:table-cell/>
          <table:table-cell table:formula="of:=CONCATENATE(&quot;const int c&quot;; [.B36]; &quot;=&quot;; [.C36]; &quot;;&quot;)" office:value-type="string" office:string-value="const int cE5=659.25;" calcext:value-type="string">
            <text:p>const int cE5=659.25;</text:p>
          </table:table-cell>
        </table:table-row>
        <table:table-row table:style-name="ro1">
          <table:table-cell/>
          <table:table-cell table:style-name="ce1" office:value-type="string" calcext:value-type="string">
            <text:p>F5</text:p>
          </table:table-cell>
          <table:table-cell table:style-name="ce1" office:value-type="float" office:value="698.46" calcext:value-type="float">
            <text:p>698.46</text:p>
          </table:table-cell>
          <table:table-cell table:style-name="ce1"/>
          <table:table-cell/>
          <table:table-cell table:formula="of:=CONCATENATE(&quot;const int c&quot;; [.B37]; &quot;=&quot;; [.C37]; &quot;;&quot;)" office:value-type="string" office:string-value="const int cF5=698.46;" calcext:value-type="string">
            <text:p>const int cF5=698.46;</text:p>
          </table:table-cell>
        </table:table-row>
        <table:table-row table:style-name="ro1">
          <table:table-cell/>
          <table:table-cell table:style-name="ce1" office:value-type="string" calcext:value-type="string">
            <text:p>FS5</text:p>
          </table:table-cell>
          <table:table-cell table:style-name="ce1" office:value-type="float" office:value="739.99" calcext:value-type="float">
            <text:p>739.99</text:p>
          </table:table-cell>
          <table:table-cell table:style-name="ce1"/>
          <table:table-cell/>
          <table:table-cell table:formula="of:=CONCATENATE(&quot;const int c&quot;; [.B38]; &quot;=&quot;; [.C38]; &quot;;&quot;)" office:value-type="string" office:string-value="const int cFS5=739.99;" calcext:value-type="string">
            <text:p>const int cFS5=739.99;</text:p>
          </table:table-cell>
        </table:table-row>
        <table:table-row table:style-name="ro1">
          <table:table-cell/>
          <table:table-cell table:style-name="ce1" office:value-type="string" calcext:value-type="string">
            <text:p>G5</text:p>
          </table:table-cell>
          <table:table-cell table:style-name="ce1" office:value-type="float" office:value="783.99" calcext:value-type="float">
            <text:p>783.99</text:p>
          </table:table-cell>
          <table:table-cell table:style-name="ce1"/>
          <table:table-cell/>
          <table:table-cell table:formula="of:=CONCATENATE(&quot;const int c&quot;; [.B39]; &quot;=&quot;; [.C39]; &quot;;&quot;)" office:value-type="string" office:string-value="const int cG5=783.99;" calcext:value-type="string">
            <text:p>const int cG5=783.99;</text:p>
          </table:table-cell>
        </table:table-row>
        <table:table-row table:style-name="ro1">
          <table:table-cell/>
          <table:table-cell table:style-name="ce1" office:value-type="string" calcext:value-type="string">
            <text:p>GS5</text:p>
          </table:table-cell>
          <table:table-cell table:style-name="ce1" office:value-type="float" office:value="830.61" calcext:value-type="float">
            <text:p>830.61</text:p>
          </table:table-cell>
          <table:table-cell table:style-name="ce1"/>
          <table:table-cell/>
          <table:table-cell table:formula="of:=CONCATENATE(&quot;const int c&quot;; [.B40]; &quot;=&quot;; [.C40]; &quot;;&quot;)" office:value-type="string" office:string-value="const int cGS5=830.61;" calcext:value-type="string">
            <text:p>const int cGS5=830.61;</text:p>
          </table:table-cell>
        </table:table-row>
        <table:table-row table:style-name="ro1">
          <table:table-cell/>
          <table:table-cell table:style-name="ce1" office:value-type="string" calcext:value-type="string">
            <text:p>A5</text:p>
          </table:table-cell>
          <table:table-cell table:style-name="ce1" office:value-type="float" office:value="880" calcext:value-type="float">
            <text:p>880</text:p>
          </table:table-cell>
          <table:table-cell table:style-name="ce1"/>
          <table:table-cell/>
          <table:table-cell table:formula="of:=CONCATENATE(&quot;const int c&quot;; [.B41]; &quot;=&quot;; [.C41]; &quot;;&quot;)" office:value-type="string" office:string-value="const int cA5=880;" calcext:value-type="string">
            <text:p>const int cA5=880;</text:p>
          </table:table-cell>
        </table:table-row>
        <table:table-row table:style-name="ro1">
          <table:table-cell/>
          <table:table-cell table:style-name="ce1" office:value-type="string" calcext:value-type="string">
            <text:p>AS5</text:p>
          </table:table-cell>
          <table:table-cell table:style-name="ce1" office:value-type="float" office:value="932.33" calcext:value-type="float">
            <text:p>932.33</text:p>
          </table:table-cell>
          <table:table-cell table:style-name="ce1"/>
          <table:table-cell/>
          <table:table-cell table:formula="of:=CONCATENATE(&quot;const int c&quot;; [.B42]; &quot;=&quot;; [.C42]; &quot;;&quot;)" office:value-type="string" office:string-value="const int cAS5=932.33;" calcext:value-type="string">
            <text:p>const int cAS5=932.33;</text:p>
          </table:table-cell>
        </table:table-row>
        <table:table-row table:style-name="ro1">
          <table:table-cell/>
          <table:table-cell table:style-name="ce1" office:value-type="string" calcext:value-type="string">
            <text:p>B5</text:p>
          </table:table-cell>
          <table:table-cell table:style-name="ce1" office:value-type="float" office:value="987.77" calcext:value-type="float">
            <text:p>987.77</text:p>
          </table:table-cell>
          <table:table-cell table:style-name="ce1"/>
          <table:table-cell/>
          <table:table-cell table:formula="of:=CONCATENATE(&quot;const int c&quot;; [.B43]; &quot;=&quot;; [.C43]; &quot;;&quot;)" office:value-type="string" office:string-value="const int cB5=987.77;" calcext:value-type="string">
            <text:p>const int cB5=987.77;</text:p>
          </table:table-cell>
        </table:table-row>
        <table:table-row table:style-name="ro1">
          <table:table-cell/>
          <table:table-cell table:style-name="ce1" office:value-type="string" calcext:value-type="string">
            <text:p>C6</text:p>
          </table:table-cell>
          <table:table-cell table:style-name="ce1" office:value-type="float" office:value="1046.5" calcext:value-type="float">
            <text:p>1046.5</text:p>
          </table:table-cell>
          <table:table-cell table:number-columns-repeated="2"/>
          <table:table-cell table:formula="of:=CONCATENATE(&quot;const int c&quot;; [.B44]; &quot;=&quot;; [.C44]; &quot;;&quot;)" office:value-type="string" office:string-value="const int cC6=1046.5;" calcext:value-type="string">
            <text:p>const int cC6=1046.5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8">0000-00-00</text:date>, <text:time style:data-style-name="N2" text:time-value="16:28:44.7123200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22:15:14.871352566</meta:creation-date>
    <dc:date>2019-09-08T21:54:30.791140482</dc:date>
    <meta:editing-duration>PT5H56M3S</meta:editing-duration>
    <meta:editing-cycles>18</meta:editing-cycles>
    <meta:generator>LibreOffice/5.1.6.2$Linux_X86_64 LibreOffice_project/10m0$Build-2</meta:generator>
    <meta:document-statistic meta:table-count="1" meta:cell-count="148" meta:object-count="0"/>
  </office:meta>
</office:document-meta>
</file>